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f25" officeooo:paragraph-rsid="001e6f25"/>
    </style:style>
    <style:style style:name="P2" style:family="paragraph" style:parent-style-name="Standard">
      <style:text-properties officeooo:rsid="00207335" officeooo:paragraph-rsid="00207335"/>
    </style:style>
    <style:style style:name="P3" style:family="paragraph" style:parent-style-name="Standard">
      <style:text-properties officeooo:rsid="0023612d" officeooo:paragraph-rsid="0023612d"/>
    </style:style>
    <style:style style:name="P4" style:family="paragraph" style:parent-style-name="Standard">
      <style:text-properties officeooo:rsid="002c38dd" officeooo:paragraph-rsid="002c38dd"/>
    </style:style>
    <style:style style:name="P5" style:family="paragraph" style:parent-style-name="Standard">
      <style:text-properties officeooo:paragraph-rsid="0023612d"/>
    </style:style>
    <style:style style:name="P6" style:family="paragraph" style:parent-style-name="Standard">
      <style:text-properties officeooo:paragraph-rsid="003476d4"/>
    </style:style>
    <style:style style:name="P7" style:family="paragraph" style:parent-style-name="Standard">
      <style:text-properties officeooo:rsid="004bb76c" officeooo:paragraph-rsid="004bb76c"/>
    </style:style>
    <style:style style:name="P8" style:family="paragraph" style:parent-style-name="Standard">
      <style:text-properties officeooo:rsid="004ea150" officeooo:paragraph-rsid="005a95b8"/>
    </style:style>
    <style:style style:name="P9" style:family="paragraph" style:parent-style-name="Standard">
      <style:text-properties officeooo:rsid="00508282" officeooo:paragraph-rsid="005a95b8"/>
    </style:style>
    <style:style style:name="P10" style:family="paragraph" style:parent-style-name="Standard">
      <style:text-properties officeooo:paragraph-rsid="005a95b8"/>
    </style:style>
    <style:style style:name="P11" style:family="paragraph" style:parent-style-name="Standard">
      <style:text-properties officeooo:rsid="00619cca" officeooo:paragraph-rsid="00619cca"/>
    </style:style>
    <style:style style:name="P12" style:family="paragraph" style:parent-style-name="Standard">
      <style:text-properties officeooo:rsid="00619cca" officeooo:paragraph-rsid="0066c506"/>
    </style:style>
    <style:style style:name="P13" style:family="paragraph" style:parent-style-name="Standard">
      <style:text-properties officeooo:rsid="0068ebc8" officeooo:paragraph-rsid="0068ebc8"/>
    </style:style>
    <style:style style:name="P14" style:family="paragraph" style:parent-style-name="Standard">
      <style:text-properties officeooo:rsid="00731d99" officeooo:paragraph-rsid="00731d99"/>
    </style:style>
    <style:style style:name="P15" style:family="paragraph" style:parent-style-name="Standard">
      <style:text-properties officeooo:rsid="007e02f8" officeooo:paragraph-rsid="007e02f8"/>
    </style:style>
    <style:style style:name="P16" style:family="paragraph" style:parent-style-name="Standard">
      <style:text-properties fo:color="#c9211e" fo:font-weight="bold" officeooo:rsid="00279b4a" officeooo:paragraph-rsid="005a95b8" style:font-weight-asian="bold" style:font-weight-complex="bold"/>
    </style:style>
    <style:style style:name="P17" style:family="paragraph" style:parent-style-name="Standard">
      <style:text-properties fo:color="#c9211e" fo:font-weight="bold" officeooo:rsid="002c38dd" officeooo:paragraph-rsid="005a95b8" style:font-weight-asian="bold" style:font-weight-complex="bold"/>
    </style:style>
    <style:style style:name="P18" style:family="paragraph" style:parent-style-name="Standard">
      <style:text-properties fo:color="#c9211e" fo:font-weight="bold" officeooo:rsid="003357b6" officeooo:paragraph-rsid="003357b6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9211e" fo:font-size="14pt" fo:font-weight="bold" officeooo:rsid="001e6f25" officeooo:paragraph-rsid="001e6f25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text-properties officeooo:rsid="0068ebc8" officeooo:paragraph-rsid="0068ebc8"/>
    </style:style>
    <style:style style:name="P21" style:family="paragraph" style:parent-style-name="Standard">
      <style:text-properties officeooo:paragraph-rsid="005a95b8" fo:background-color="#ffff00"/>
    </style:style>
    <style:style style:name="P22" style:family="paragraph" style:parent-style-name="Standard">
      <style:text-properties officeooo:rsid="00688baf" officeooo:paragraph-rsid="00688baf" fo:background-color="#ffff00"/>
    </style:style>
    <style:style style:name="P23" style:family="paragraph" style:parent-style-name="Standard">
      <style:text-properties officeooo:paragraph-rsid="005a95b8"/>
    </style:style>
    <style:style style:name="P24" style:family="paragraph" style:parent-style-name="Standard">
      <style:text-properties officeooo:rsid="00619cca" officeooo:paragraph-rsid="00619cca" fo:background-color="#e0c2cd"/>
    </style:style>
    <style:style style:name="P25" style:family="paragraph" style:parent-style-name="Standard">
      <style:text-properties officeooo:paragraph-rsid="005b4fa4" fo:background-color="#dee6ef"/>
    </style:style>
    <style:style style:name="T1" style:family="text">
      <style:text-properties officeooo:rsid="0023ef2b"/>
    </style:style>
    <style:style style:name="T2" style:family="text">
      <style:text-properties officeooo:rsid="002c38dd"/>
    </style:style>
    <style:style style:name="T3" style:family="text">
      <style:text-properties officeooo:rsid="002c7482"/>
    </style:style>
    <style:style style:name="T4" style:family="text">
      <style:text-properties officeooo:rsid="00313b47"/>
    </style:style>
    <style:style style:name="T5" style:family="text">
      <style:text-properties officeooo:rsid="0035eb89"/>
    </style:style>
    <style:style style:name="T6" style:family="text">
      <style:text-properties officeooo:rsid="003b71f7"/>
    </style:style>
    <style:style style:name="T7" style:family="text">
      <style:text-properties officeooo:rsid="003df4fc"/>
    </style:style>
    <style:style style:name="T8" style:family="text">
      <style:text-properties officeooo:rsid="0023612d"/>
    </style:style>
    <style:style style:name="T9" style:family="text">
      <style:text-properties officeooo:rsid="00297b00"/>
    </style:style>
    <style:style style:name="T10" style:family="text">
      <style:text-properties officeooo:rsid="0047985b"/>
    </style:style>
    <style:style style:name="T11" style:family="text">
      <style:text-properties officeooo:rsid="003476d4"/>
    </style:style>
    <style:style style:name="T12" style:family="text">
      <style:text-properties officeooo:rsid="00493f35"/>
    </style:style>
    <style:style style:name="T13" style:family="text">
      <style:text-properties officeooo:rsid="00498974"/>
    </style:style>
    <style:style style:name="T14" style:family="text">
      <style:text-properties officeooo:rsid="004b10bd"/>
    </style:style>
    <style:style style:name="T15" style:family="text">
      <style:text-properties officeooo:rsid="004b8151"/>
    </style:style>
    <style:style style:name="T16" style:family="text">
      <style:text-properties officeooo:rsid="004d6e34"/>
    </style:style>
    <style:style style:name="T17" style:family="text">
      <style:text-properties officeooo:rsid="004f832e"/>
    </style:style>
    <style:style style:name="T18" style:family="text">
      <style:text-properties officeooo:rsid="00512a44"/>
    </style:style>
    <style:style style:name="T19" style:family="text">
      <style:text-properties officeooo:rsid="0053193f"/>
    </style:style>
    <style:style style:name="T20" style:family="text">
      <style:text-properties officeooo:rsid="00552e13"/>
    </style:style>
    <style:style style:name="T21" style:family="text">
      <style:text-properties officeooo:rsid="005d45dd"/>
    </style:style>
    <style:style style:name="T22" style:family="text">
      <style:text-properties officeooo:rsid="005f2ac7"/>
    </style:style>
    <style:style style:name="T23" style:family="text">
      <style:text-properties officeooo:rsid="0068ebc8"/>
    </style:style>
    <style:style style:name="T24" style:family="text">
      <style:text-properties officeooo:rsid="0069e2cb"/>
    </style:style>
    <style:style style:name="T25" style:family="text">
      <style:text-properties officeooo:rsid="006c905e"/>
    </style:style>
    <style:style style:name="T26" style:family="text">
      <style:text-properties officeooo:rsid="006f40df"/>
    </style:style>
    <style:style style:name="T27" style:family="text">
      <style:text-properties officeooo:rsid="007434e9"/>
    </style:style>
    <style:style style:name="T28" style:family="text">
      <style:text-properties officeooo:rsid="007aa853"/>
    </style:style>
    <style:style style:name="T29" style:family="text">
      <style:text-properties officeooo:rsid="007c2357"/>
    </style:style>
    <style:style style:name="T30" style:family="text">
      <style:text-properties officeooo:rsid="0084817a"/>
    </style:style>
    <style:style style:name="T31" style:family="text">
      <style:text-properties officeooo:rsid="00870399"/>
    </style:style>
    <style:style style:name="T32" style:family="text">
      <style:text-properties officeooo:rsid="0087c6b1"/>
    </style:style>
    <style:style style:name="T33" style:family="text">
      <style:text-properties officeooo:rsid="008877fa"/>
    </style:style>
    <style:style style:name="T34" style:family="text">
      <style:text-properties officeooo:rsid="008fe0cb"/>
    </style:style>
    <style:style style:name="T35" style:family="text">
      <style:text-properties officeooo:rsid="005b4fa4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91c603"/>
    </style:style>
    <style:style style:name="T38" style:family="text">
      <style:text-properties officeooo:rsid="00b2b7de"/>
    </style:style>
    <style:style style:name="T39" style:family="text">
      <style:text-properties officeooo:rsid="00b539e1"/>
    </style:style>
    <style:style style:name="T40" style:family="text">
      <style:text-properties officeooo:rsid="00547d8e"/>
    </style:style>
    <style:style style:name="T41" style:family="text">
      <style:text-properties officeooo:rsid="00bf6ce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strazione</text:p>
      <text:p text:style-name="P1"/>
      <text:p text:style-name="P2"><text:span text:style-name="T36">L’astrazione è un processo</text:span> che rende più semplice la comprensione di un dato fenomeno attraverso la riduzione de<text:span text:style-name="T12">l numero di</text:span> dettagli <text:span text:style-name="T12">da </text:span><text:span text:style-name="T13">analizzare</text:span><text:span text:style-name="T12">, tralasciando quelli </text:span>non necessari <text:span text:style-name="T14">e concentrandoci unicamente sui suoi aspetti fondamentali</text:span>.</text:p>
      <text:p text:style-name="P5"><text:span text:style-name="T37">Esso è fondamentale </text:span><text:span text:style-name="T8">per la modularizzazione perchè </text:span><text:span text:style-name="T7">può</text:span><text:span text:style-name="T1"> essere adoperato in più contesti.</text:span></text:p>
      <text:p text:style-name="P7">I più importanti metodi di astrazione sono: “astrazione per parametrizzazione” e “astrazione per specificazione”.</text:p>
      <text:p text:style-name="P3"/>
      <text:p text:style-name="P16">Astrazione per parametrizzazione:<text:tab/></text:p>
      <text:p text:style-name="P10"/>
      <text:p text:style-name="P21"><text:span text:style-name="T15">L’astrazione per parametrizzazione permette </text:span><text:span text:style-name="T5">di astrarre</text:span><text:span text:style-name="T2"> rispetto al parametro </text:span><text:span text:style-name="T3">e rispetto al tipo di dato, </text:span><text:span text:style-name="T9">sostituendoli co</text:span><text:span text:style-name="T38">n un</text:span><text:span text:style-name="T9"> riferimento a </text:span><text:span text:style-name="T16">dei</text:span><text:span text:style-name="T9"> valori generali.</text:span></text:p>
      <text:p text:style-name="P8">L’importanza di quest’astrazione deriva dal fatto che<text:span text:style-name="T3"> </text:span><text:span text:style-name="T4">il funzionamento di un’</text:span><text:span text:style-name="T3">operazione tra due valori non cambia a cambiare </text:span><text:span text:style-name="T17">del loro valore</text:span><text:span text:style-name="T2">.</text:span></text:p>
      <text:p text:style-name="P9">Chiamiamo “<text:span text:style-name="T18">parametri formali” </text:span><text:span text:style-name="T19">I valori generali che utilizziamo nell’operazione.</text:span></text:p>
      <text:p text:style-name="P10"><text:span text:style-name="T39">Questo tipo di </text:span><text:span text:style-name="T40">parametrizzazione ci permette di ottenere la generalità </text:span><text:span text:style-name="T20">all’interno del nostro codice.</text:span></text:p>
      <text:p text:style-name="P17"/>
      <text:p text:style-name="P4"/>
      <text:p text:style-name="P18">Astrazione per specificazione:</text:p>
      <text:p text:style-name="P6"/>
      <text:p text:style-name="P25"><text:span text:style-name="T35">Questo tipo di astrazione ci permette di non doverci preoccupare del meccanismo di fu</text:span><text:span text:style-name="T21">nzionamento di un’operazione perchè potrebbe essere complesso e irrilevante </text:span><text:span text:style-name="T34">per il</text:span><text:span text:style-name="T21"> </text:span><text:span text:style-name="T22">suo utilizzo</text:span><text:span text:style-name="T21">.</text:span></text:p>
      <text:p text:style-name="P24">Questo ci permette di<text:span text:style-name="T6"> ragionare </text:span>unicamente <text:span text:style-name="T6">sul risultato dell’operazione, sulle sue caratteristiche e proprietà.</text:span></text:p>
      <text:p text:style-name="P12"><text:span text:style-name="T11">L’astrazione per parametrizzazione assieme all’astrazione per specificazione è </text:span><text:span text:style-name="T10">ciò</text:span><text:span text:style-name="T11"> che rappresentiamo sotto forma di funzioni.</text:span></text:p>
      <text:p text:style-name="P11"/>
      <text:p text:style-name="P22">L’astrazione per parametrizzazione e per <text:span text:style-name="T23">specificazione ci consentono di definire tre tipi di astrazione:</text:span></text:p>
      <text:list xml:id="list4254574226" text:style-name="L1">
        <text:list-item>
          <text:p text:style-name="P20"><text:span text:style-name="T36">Astrazione procedurale,</text:span> <text:span text:style-name="T24">che ci permette di definire nuove operazion</text:span><text:span text:style-name="T25">i.</text:span></text:p>
        </text:list-item>
        <text:list-item>
          <text:p text:style-name="P20"><text:span text:style-name="T36">Astrazione iterazione</text:span>, <text:span text:style-name="T26">che ci permette di iterare su una collezione di dati senza rivelare alcun dettaglio su come essi siano stati ottenuti.</text:span></text:p>
        </text:list-item>
        <text:list-item>
          <text:p text:style-name="P20"><text:span text:style-name="T36">Astrazione dati</text:span>, <text:span text:style-name="T26">che ci permette di definire nuovi tipi di dati.</text:span></text:p>
        </text:list-item>
      </text:list>
      <text:p text:style-name="P13"/>
      <text:p text:style-name="P14">Infine, potremmo voler <text:span text:style-name="T27">astrarr</text:span><text:span text:style-name="T28">e </text:span><text:span text:style-name="T27">un gruppo di dati </text:span><text:span text:style-name="T29">all’interno di famiglie di tipo.</text:span></text:p>
      <text:p text:style-name="P15">Tutti I membri di questa famiglia hanno metodi in comune, definite all’interno del supertipo, <text:span text:style-name="T30">dal quale I s</text:span><text:span text:style-name="T41">ottotipi</text:span><text:span text:style-name="T30"> ereditano </text:span><text:span text:style-name="T31">operazioni e </text:span><text:span text:style-name="T32">campi, aggiungendo</text:span><text:span text:style-name="T33">ne di nuovi se necessario</text:span>.</text:p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5:42:46.179345747</meta:creation-date>
    <meta:generator>LibreOffice/6.4.6.2$Linux_X86_64 LibreOffice_project/40$Build-2</meta:generator>
    <dc:date>2021-06-16T16:55:45.653771393</dc:date>
    <meta:editing-duration>PT2H45M25S</meta:editing-duration>
    <meta:editing-cycles>104</meta:editing-cycles>
    <meta:document-statistic meta:table-count="0" meta:image-count="0" meta:object-count="0" meta:page-count="1" meta:paragraph-count="19" meta:word-count="289" meta:character-count="2067" meta:non-whitespace-character-count="1799"/>
  </office:meta>
</office:document-meta>
</file>